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2018-02-2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2017-11-03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2017-02-24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2016-11-04 0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2016-03-0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2015-10-2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2015-07-2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90-04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9-10-06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9-08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9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8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8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8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7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7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6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6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5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5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4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3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2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1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1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80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77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77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7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76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76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75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74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74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72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72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71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70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70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70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69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69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68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755</text:p>
          </table:table-cell>
          <table:table-cell office:value-type="string" calcext:value-type="string">
            <text:p>24S/27E-11BAB</text:p>
          </table:table-cell>
          <table:table-cell office:value-type="string" calcext:value-type="string">
            <text:p>1968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